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1.9543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me Trial Limit</text:p>
          </table:table-cell>
          <table:table-cell office:value-type="string" calcext:value-type="string">
            <text:p>Tested?</text:p>
          </table:table-cell>
          <table:table-cell office:value-type="string" calcext:value-type="string">
            <text:p>Has Gobbos?</text:p>
          </table:table-cell>
          <table:table-cell office:value-type="string" calcext:value-type="string">
            <text:p>Difficulty Bonus</text:p>
          </table:table-cell>
          <table:table-cell office:value-type="string" calcext:value-type="string">
            <text:p>JSON Entry</text:p>
          </table:table-cell>
          <table:table-cell office:value-type="string" calcext:value-type="string">
            <text:p>IDs to Level Codes JSON for Rich Presence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nd So the Adventure Begins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];&quot;&quot;&quot;: { &quot;&quot;id&quot;&quot;: &quot;; [.B2]; &quot;, &quot;&quot;name&quot;&quot;: &quot;&quot;&quot;; [.C2]; &quot;&quot;&quot;, &quot;&quot;timeLimit&quot;&quot;: &quot;; [.D2]; &quot;, &quot;&quot;hasGobbos&quot;&quot;: &quot;; [.F2]; &quot;, &quot;&quot;difficultyBonus&quot;&quot;: &quot;; [.G2]; &quot; },&quot;; IF([.E2] = 0; &quot;//time limit needs testing&quot;; &quot;&quot;))" office:value-type="string" office:string-value="&quot;1-1&quot;: { &quot;id&quot;: 0x0, &quot;name&quot;: &quot;And So the Adventure Begins&quot;, &quot;timeLimit&quot;: 39, &quot;hasGobbos&quot;: 1, &quot;difficultyBonus&quot;: 0 }," calcext:value-type="string">
            <text:p>"1-1": { "id": 0x0, "name": "And So the Adventure Begins", "timeLimit": 39, "hasGobbos": 1, "difficultyBonus": 0 },</text:p>
          </table:table-cell>
          <table:table-cell table:formula="of:=COM.MICROSOFT.CONCAT([.B2]; &quot;: &quot;; &quot;&quot;&quot;&quot;; [.A2]; &quot; - &quot;; [.C2]; &quot;&quot;&quot;,&quot;)" office:value-type="string" office:string-value="0x0: &quot;1-1 - And So the Adventure Begins&quot;," calcext:value-type="string">
            <text:p>0x0: "1-1 - And So the Adventure Begins",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Underground Overground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];&quot;&quot;&quot;: { &quot;&quot;id&quot;&quot;: &quot;; [.B3]; &quot;, &quot;&quot;name&quot;&quot;: &quot;&quot;&quot;; [.C3]; &quot;&quot;&quot;, &quot;&quot;timeLimit&quot;&quot;: &quot;; [.D3]; &quot;, &quot;&quot;hasGobbos&quot;&quot;: &quot;; [.F3]; &quot;, &quot;&quot;difficultyBonus&quot;&quot;: &quot;; [.G3]; &quot; },&quot;; IF([.E3] = 0; &quot;//time limit needs testing&quot;; &quot;&quot;))" office:value-type="string" office:string-value="&quot;1-2&quot;: { &quot;id&quot;: 0x1, &quot;name&quot;: &quot;Underground Overground&quot;, &quot;timeLimit&quot;: 41, &quot;hasGobbos&quot;: 1, &quot;difficultyBonus&quot;: 0 }," calcext:value-type="string">
            <text:p>"1-2": { "id": 0x1, "name": "Underground Overground", "timeLimit": 41, "hasGobbos": 1, "difficultyBonus": 0 },</text:p>
          </table:table-cell>
          <table:table-cell table:formula="of:=COM.MICROSOFT.CONCAT([.B3]; &quot;: &quot;; &quot;&quot;&quot;&quot;; [.A3]; &quot; - &quot;; [.C3]; &quot;&quot;&quot;,&quot;)" office:value-type="string" office:string-value="0x1: &quot;1-2 - Underground Overground&quot;," calcext:value-type="string">
            <text:p>0x1: "1-2 - Underground Overground",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Shoutin’ Lava Lava Lava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4];&quot;&quot;&quot;: { &quot;&quot;id&quot;&quot;: &quot;; [.B4]; &quot;, &quot;&quot;name&quot;&quot;: &quot;&quot;&quot;; [.C4]; &quot;&quot;&quot;, &quot;&quot;timeLimit&quot;&quot;: &quot;; [.D4]; &quot;, &quot;&quot;hasGobbos&quot;&quot;: &quot;; [.F4]; &quot;, &quot;&quot;difficultyBonus&quot;&quot;: &quot;; [.G4]; &quot; },&quot;; IF([.E4] = 0; &quot;//time limit needs testing&quot;; &quot;&quot;))" office:value-type="string" office:string-value="&quot;1-3&quot;: { &quot;id&quot;: 0x2, &quot;name&quot;: &quot;Shoutin’ Lava Lava Lava&quot;, &quot;timeLimit&quot;: 48, &quot;hasGobbos&quot;: 1, &quot;difficultyBonus&quot;: 0 }," calcext:value-type="string">
            <text:p>"1-3": { "id": 0x2, "name": "Shoutin’ Lava Lava Lava", "timeLimit": 48, "hasGobbos": 1, "difficultyBonus": 0 },</text:p>
          </table:table-cell>
          <table:table-cell table:formula="of:=COM.MICROSOFT.CONCAT([.B4]; &quot;: &quot;; &quot;&quot;&quot;&quot;; [.A4]; &quot; - &quot;; [.C4]; &quot;&quot;&quot;,&quot;)" office:value-type="string" office:string-value="0x2: &quot;1-3 - Shoutin’ Lava Lava Lava&quot;," calcext:value-type="string">
            <text:p>0x2: "1-3 - Shoutin’ Lava Lava Lava",</text:p>
          </table:table-cell>
        </table:table-row>
        <table:table-row table:style-name="ro1">
          <table:table-cell office:value-type="string" calcext:value-type="string">
            <text:p>1-B1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Lair of the Fee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5];&quot;&quot;&quot;: { &quot;&quot;id&quot;&quot;: &quot;; [.B5]; &quot;, &quot;&quot;name&quot;&quot;: &quot;&quot;&quot;; [.C5]; &quot;&quot;&quot;, &quot;&quot;timeLimit&quot;&quot;: &quot;; [.D5]; &quot;, &quot;&quot;hasGobbos&quot;&quot;: &quot;; [.F5]; &quot;, &quot;&quot;difficultyBonus&quot;&quot;: &quot;; [.G5]; &quot; },&quot;; IF([.E5] = 0; &quot;//time limit needs testing&quot;; &quot;&quot;))" office:value-type="string" office:string-value="&quot;1-B1&quot;: { &quot;id&quot;: 0x3, &quot;name&quot;: &quot;Lair of the Feeble&quot;, &quot;timeLimit&quot;: 0, &quot;hasGobbos&quot;: 0, &quot;difficultyBonus&quot;: 0 }," calcext:value-type="string">
            <text:p>"1-B1": { "id": 0x3, "name": "Lair of the Feeble", "timeLimit": 0, "hasGobbos": 0, "difficultyBonus": 0 },</text:p>
          </table:table-cell>
          <table:table-cell table:formula="of:=COM.MICROSOFT.CONCAT([.B5]; &quot;: &quot;; &quot;&quot;&quot;&quot;; [.A5]; &quot; - &quot;; [.C5]; &quot;&quot;&quot;,&quot;)" office:value-type="string" office:string-value="0x3: &quot;1-B1 - Lair of the Feeble&quot;," calcext:value-type="string">
            <text:p>0x3: "1-B1 - Lair of the Feeble",</text:p>
          </table:table-cell>
        </table:table-row>
        <table:table-row table:style-name="ro1">
          <table:table-cell office:value-type="string" calcext:value-type="string">
            <text:p>1-S1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The Curvy Cavern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6];&quot;&quot;&quot;: { &quot;&quot;id&quot;&quot;: &quot;; [.B6]; &quot;, &quot;&quot;name&quot;&quot;: &quot;&quot;&quot;; [.C6]; &quot;&quot;&quot;, &quot;&quot;timeLimit&quot;&quot;: &quot;; [.D6]; &quot;, &quot;&quot;hasGobbos&quot;&quot;: &quot;; [.F6]; &quot;, &quot;&quot;difficultyBonus&quot;&quot;: &quot;; [.G6]; &quot; },&quot;; IF([.E6] = 0; &quot;//time limit needs testing&quot;; &quot;&quot;))" office:value-type="string" office:string-value="&quot;1-S1&quot;: { &quot;id&quot;: 0x4, &quot;name&quot;: &quot;The Curvy Caverns&quot;, &quot;timeLimit&quot;: 84, &quot;hasGobbos&quot;: 0, &quot;difficultyBonus&quot;: 0 }," calcext:value-type="string">
            <text:p>"1-S1": { "id": 0x4, "name": "The Curvy Caverns", "timeLimit": 84, "hasGobbos": 0, "difficultyBonus": 0 },</text:p>
          </table:table-cell>
          <table:table-cell table:formula="of:=COM.MICROSOFT.CONCAT([.B6]; &quot;: &quot;; &quot;&quot;&quot;&quot;; [.A6]; &quot; - &quot;; [.C6]; &quot;&quot;&quot;,&quot;)" office:value-type="string" office:string-value="0x4: &quot;1-S1 - The Curvy Caverns&quot;," calcext:value-type="string">
            <text:p>0x4: "1-S1 - The Curvy Caverns",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The Tumbling Dantini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7];&quot;&quot;&quot;: { &quot;&quot;id&quot;&quot;: &quot;; [.B7]; &quot;, &quot;&quot;name&quot;&quot;: &quot;&quot;&quot;; [.C7]; &quot;&quot;&quot;, &quot;&quot;timeLimit&quot;&quot;: &quot;; [.D7]; &quot;, &quot;&quot;hasGobbos&quot;&quot;: &quot;; [.F7]; &quot;, &quot;&quot;difficultyBonus&quot;&quot;: &quot;; [.G7]; &quot; },&quot;; IF([.E7] = 0; &quot;//time limit needs testing&quot;; &quot;&quot;))" office:value-type="string" office:string-value="&quot;1-4&quot;: { &quot;id&quot;: 0x5, &quot;name&quot;: &quot;The Tumbling Dantini&quot;, &quot;timeLimit&quot;: 52, &quot;hasGobbos&quot;: 1, &quot;difficultyBonus&quot;: 0 }," calcext:value-type="string">
            <text:p>"1-4": { "id": 0x5, "name": "The Tumbling Dantini", "timeLimit": 52, "hasGobbos": 1, "difficultyBonus": 0 },</text:p>
          </table:table-cell>
          <table:table-cell table:formula="of:=COM.MICROSOFT.CONCAT([.B7]; &quot;: &quot;; &quot;&quot;&quot;&quot;; [.A7]; &quot; - &quot;; [.C7]; &quot;&quot;&quot;,&quot;)" office:value-type="string" office:string-value="0x5: &quot;1-4 - The Tumbling Dantini&quot;," calcext:value-type="string">
            <text:p>0x5: "1-4 - The Tumbling Dantini",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Cave Fea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8];&quot;&quot;&quot;: { &quot;&quot;id&quot;&quot;: &quot;; [.B8]; &quot;, &quot;&quot;name&quot;&quot;: &quot;&quot;&quot;; [.C8]; &quot;&quot;&quot;, &quot;&quot;timeLimit&quot;&quot;: &quot;; [.D8]; &quot;, &quot;&quot;hasGobbos&quot;&quot;: &quot;; [.F8]; &quot;, &quot;&quot;difficultyBonus&quot;&quot;: &quot;; [.G8]; &quot; },&quot;; IF([.E8] = 0; &quot;//time limit needs testing&quot;; &quot;&quot;))" office:value-type="string" office:string-value="&quot;1-5&quot;: { &quot;id&quot;: 0x6, &quot;name&quot;: &quot;Cave Fear&quot;, &quot;timeLimit&quot;: 45, &quot;hasGobbos&quot;: 1, &quot;difficultyBonus&quot;: 0 }," calcext:value-type="string">
            <text:p>"1-5": { "id": 0x6, "name": "Cave Fear", "timeLimit": 45, "hasGobbos": 1, "difficultyBonus": 0 },</text:p>
          </table:table-cell>
          <table:table-cell table:formula="of:=COM.MICROSOFT.CONCAT([.B8]; &quot;: &quot;; &quot;&quot;&quot;&quot;; [.A8]; &quot; - &quot;; [.C8]; &quot;&quot;&quot;,&quot;)" office:value-type="string" office:string-value="0x6: &quot;1-5 - Cave Fear&quot;," calcext:value-type="string">
            <text:p>0x6: "1-5 - Cave Fear",</text:p>
          </table:table-cell>
        </table:table-row>
        <table:table-row table:style-name="ro1">
          <table:table-cell office:value-type="string" calcext:value-type="string">
            <text:p>1-6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Darkness Descends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9];&quot;&quot;&quot;: { &quot;&quot;id&quot;&quot;: &quot;; [.B9]; &quot;, &quot;&quot;name&quot;&quot;: &quot;&quot;&quot;; [.C9]; &quot;&quot;&quot;, &quot;&quot;timeLimit&quot;&quot;: &quot;; [.D9]; &quot;, &quot;&quot;hasGobbos&quot;&quot;: &quot;; [.F9]; &quot;, &quot;&quot;difficultyBonus&quot;&quot;: &quot;; [.G9]; &quot; },&quot;; IF([.E9] = 0; &quot;//time limit needs testing&quot;; &quot;&quot;))" office:value-type="string" office:string-value="&quot;1-6&quot;: { &quot;id&quot;: 0x7, &quot;name&quot;: &quot;Darkness Descends&quot;, &quot;timeLimit&quot;: 66, &quot;hasGobbos&quot;: 1, &quot;difficultyBonus&quot;: 0 }," calcext:value-type="string">
            <text:p>"1-6": { "id": 0x7, "name": "Darkness Descends", "timeLimit": 66, "hasGobbos": 1, "difficultyBonus": 0 },</text:p>
          </table:table-cell>
          <table:table-cell table:formula="of:=COM.MICROSOFT.CONCAT([.B9]; &quot;: &quot;; &quot;&quot;&quot;&quot;; [.A9]; &quot; - &quot;; [.C9]; &quot;&quot;&quot;,&quot;)" office:value-type="string" office:string-value="0x7: &quot;1-6 - Darkness Descends&quot;," calcext:value-type="string">
            <text:p>0x7: "1-6 - Darkness Descends",</text:p>
          </table:table-cell>
        </table:table-row>
        <table:table-row table:style-name="ro1">
          <table:table-cell office:value-type="string" calcext:value-type="string">
            <text:p>1-B2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Fight Night with Flibb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10];&quot;&quot;&quot;: { &quot;&quot;id&quot;&quot;: &quot;; [.B10]; &quot;, &quot;&quot;name&quot;&quot;: &quot;&quot;&quot;; [.C10]; &quot;&quot;&quot;, &quot;&quot;timeLimit&quot;&quot;: &quot;; [.D10]; &quot;, &quot;&quot;hasGobbos&quot;&quot;: &quot;; [.F10]; &quot;, &quot;&quot;difficultyBonus&quot;&quot;: &quot;; [.G10]; &quot; },&quot;; IF([.E10] = 0; &quot;//time limit needs testing&quot;; &quot;&quot;))" office:value-type="string" office:string-value="&quot;1-B2&quot;: { &quot;id&quot;: 0x8, &quot;name&quot;: &quot;Fight Night with Flibby&quot;, &quot;timeLimit&quot;: 0, &quot;hasGobbos&quot;: 0, &quot;difficultyBonus&quot;: 0 }," calcext:value-type="string">
            <text:p>"1-B2": { "id": 0x8, "name": "Fight Night with Flibby", "timeLimit": 0, "hasGobbos": 0, "difficultyBonus": 0 },</text:p>
          </table:table-cell>
          <table:table-cell table:formula="of:=COM.MICROSOFT.CONCAT([.B10]; &quot;: &quot;; &quot;&quot;&quot;&quot;; [.A10]; &quot; - &quot;; [.C10]; &quot;&quot;&quot;,&quot;)" office:value-type="string" office:string-value="0x8: &quot;1-B2 - Fight Night with Flibby&quot;," calcext:value-type="string">
            <text:p>0x8: "1-B2 - Fight Night with Flibby",</text:p>
          </table:table-cell>
        </table:table-row>
        <table:table-row table:style-name="ro1">
          <table:table-cell office:value-type="string" calcext:value-type="string">
            <text:p>1-S2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The Twisty Tunnels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11];&quot;&quot;&quot;: { &quot;&quot;id&quot;&quot;: &quot;; [.B11]; &quot;, &quot;&quot;name&quot;&quot;: &quot;&quot;&quot;; [.C11]; &quot;&quot;&quot;, &quot;&quot;timeLimit&quot;&quot;: &quot;; [.D11]; &quot;, &quot;&quot;hasGobbos&quot;&quot;: &quot;; [.F11]; &quot;, &quot;&quot;difficultyBonus&quot;&quot;: &quot;; [.G11]; &quot; },&quot;; IF([.E11] = 0; &quot;//time limit needs testing&quot;; &quot;&quot;))" office:value-type="string" office:string-value="&quot;1-S2&quot;: { &quot;id&quot;: 0x9, &quot;name&quot;: &quot;The Twisty Tunnels&quot;, &quot;timeLimit&quot;: 65, &quot;hasGobbos&quot;: 0, &quot;difficultyBonus&quot;: 0 }," calcext:value-type="string">
            <text:p>"1-S2": { "id": 0x9, "name": "The Twisty Tunnels", "timeLimit": 65, "hasGobbos": 0, "difficultyBonus": 0 },</text:p>
          </table:table-cell>
          <table:table-cell table:formula="of:=COM.MICROSOFT.CONCAT([.B11]; &quot;: &quot;; &quot;&quot;&quot;&quot;; [.A11]; &quot; - &quot;; [.C11]; &quot;&quot;&quot;,&quot;)" office:value-type="string" office:string-value="0x9: &quot;1-S2 - The Twisty Tunnels&quot;," calcext:value-type="string">
            <text:p>0x9: "1-S2 - The Twisty Tunnels",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The Ice of Lif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2];&quot;&quot;&quot;: { &quot;&quot;id&quot;&quot;: &quot;; [.B12]; &quot;, &quot;&quot;name&quot;&quot;: &quot;&quot;&quot;; [.C12]; &quot;&quot;&quot;, &quot;&quot;timeLimit&quot;&quot;: &quot;; [.D12]; &quot;, &quot;&quot;hasGobbos&quot;&quot;: &quot;; [.F12]; &quot;, &quot;&quot;difficultyBonus&quot;&quot;: &quot;; [.G12]; &quot; },&quot;; IF([.E12] = 0; &quot;//time limit needs testing&quot;; &quot;&quot;))" office:value-type="string" office:string-value="&quot;2-1&quot;: { &quot;id&quot;: 0xa, &quot;name&quot;: &quot;The Ice of Life&quot;, &quot;timeLimit&quot;: 66, &quot;hasGobbos&quot;: 1, &quot;difficultyBonus&quot;: 0 }," calcext:value-type="string">
            <text:p>"2-1": { "id": 0xa, "name": "The Ice of Life", "timeLimit": 66, "hasGobbos": 1, "difficultyBonus": 0 },</text:p>
          </table:table-cell>
          <table:table-cell table:formula="of:=COM.MICROSOFT.CONCAT([.B12]; &quot;: &quot;; &quot;&quot;&quot;&quot;; [.A12]; &quot; - &quot;; [.C12]; &quot;&quot;&quot;,&quot;)" office:value-type="string" office:string-value="0xa: &quot;2-1 - The Ice of Life&quot;," calcext:value-type="string">
            <text:p>0xa: "2-1 - The Ice of Life",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Be Wheely Careful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3];&quot;&quot;&quot;: { &quot;&quot;id&quot;&quot;: &quot;; [.B13]; &quot;, &quot;&quot;name&quot;&quot;: &quot;&quot;&quot;; [.C13]; &quot;&quot;&quot;, &quot;&quot;timeLimit&quot;&quot;: &quot;; [.D13]; &quot;, &quot;&quot;hasGobbos&quot;&quot;: &quot;; [.F13]; &quot;, &quot;&quot;difficultyBonus&quot;&quot;: &quot;; [.G13]; &quot; },&quot;; IF([.E13] = 0; &quot;//time limit needs testing&quot;; &quot;&quot;))" office:value-type="string" office:string-value="&quot;2-2&quot;: { &quot;id&quot;: 0xb, &quot;name&quot;: &quot;Be Wheely Careful&quot;, &quot;timeLimit&quot;: 83, &quot;hasGobbos&quot;: 1, &quot;difficultyBonus&quot;: 0 }," calcext:value-type="string">
            <text:p>"2-2": { "id": 0xb, "name": "Be Wheely Careful", "timeLimit": 83, "hasGobbos": 1, "difficultyBonus": 0 },</text:p>
          </table:table-cell>
          <table:table-cell table:formula="of:=COM.MICROSOFT.CONCAT([.B13]; &quot;: &quot;; &quot;&quot;&quot;&quot;; [.A13]; &quot; - &quot;; [.C13]; &quot;&quot;&quot;,&quot;)" office:value-type="string" office:string-value="0xb: &quot;2-2 - Be Wheely Careful&quot;," calcext:value-type="string">
            <text:p>0xb: "2-2 - Be Wheely Careful",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Riot Brrrrr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4];&quot;&quot;&quot;: { &quot;&quot;id&quot;&quot;: &quot;; [.B14]; &quot;, &quot;&quot;name&quot;&quot;: &quot;&quot;&quot;; [.C14]; &quot;&quot;&quot;, &quot;&quot;timeLimit&quot;&quot;: &quot;; [.D14]; &quot;, &quot;&quot;hasGobbos&quot;&quot;: &quot;; [.F14]; &quot;, &quot;&quot;difficultyBonus&quot;&quot;: &quot;; [.G14]; &quot; },&quot;; IF([.E14] = 0; &quot;//time limit needs testing&quot;; &quot;&quot;))" office:value-type="string" office:string-value="&quot;2-3&quot;: { &quot;id&quot;: 0xc, &quot;name&quot;: &quot;Riot Brrrrr&quot;, &quot;timeLimit&quot;: 92, &quot;hasGobbos&quot;: 1, &quot;difficultyBonus&quot;: 0 }," calcext:value-type="string">
            <text:p>"2-3": { "id": 0xc, "name": "Riot Brrrrr", "timeLimit": 92, "hasGobbos": 1, "difficultyBonus": 0 },</text:p>
          </table:table-cell>
          <table:table-cell table:formula="of:=COM.MICROSOFT.CONCAT([.B14]; &quot;: &quot;; &quot;&quot;&quot;&quot;; [.A14]; &quot; - &quot;; [.C14]; &quot;&quot;&quot;,&quot;)" office:value-type="string" office:string-value="0xc: &quot;2-3 - Riot Brrrrr&quot;," calcext:value-type="string">
            <text:p>0xc: "2-3 - Riot Brrrrr",</text:p>
          </table:table-cell>
        </table:table-row>
        <table:table-row table:style-name="ro1">
          <table:table-cell office:value-type="string" calcext:value-type="string">
            <text:p>2-B1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Chumly’s Snow D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15];&quot;&quot;&quot;: { &quot;&quot;id&quot;&quot;: &quot;; [.B15]; &quot;, &quot;&quot;name&quot;&quot;: &quot;&quot;&quot;; [.C15]; &quot;&quot;&quot;, &quot;&quot;timeLimit&quot;&quot;: &quot;; [.D15]; &quot;, &quot;&quot;hasGobbos&quot;&quot;: &quot;; [.F15]; &quot;, &quot;&quot;difficultyBonus&quot;&quot;: &quot;; [.G15]; &quot; },&quot;; IF([.E15] = 0; &quot;//time limit needs testing&quot;; &quot;&quot;))" office:value-type="string" office:string-value="&quot;2-B1&quot;: { &quot;id&quot;: 0xd, &quot;name&quot;: &quot;Chumly’s Snow Den&quot;, &quot;timeLimit&quot;: 0, &quot;hasGobbos&quot;: 0, &quot;difficultyBonus&quot;: 0 }," calcext:value-type="string">
            <text:p>"2-B1": { "id": 0xd, "name": "Chumly’s Snow Den", "timeLimit": 0, "hasGobbos": 0, "difficultyBonus": 0 },</text:p>
          </table:table-cell>
          <table:table-cell table:formula="of:=COM.MICROSOFT.CONCAT([.B15]; &quot;: &quot;; &quot;&quot;&quot;&quot;; [.A15]; &quot; - &quot;; [.C15]; &quot;&quot;&quot;,&quot;)" office:value-type="string" office:string-value="0xd: &quot;2-B1 - Chumly’s Snow Den&quot;," calcext:value-type="string">
            <text:p>0xd: "2-B1 - Chumly’s Snow Den",</text:p>
          </table:table-cell>
        </table:table-row>
        <table:table-row table:style-name="ro1">
          <table:table-cell office:value-type="string" calcext:value-type="string">
            <text:p>2-S1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Clouds of Ice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16];&quot;&quot;&quot;: { &quot;&quot;id&quot;&quot;: &quot;; [.B16]; &quot;, &quot;&quot;name&quot;&quot;: &quot;&quot;&quot;; [.C16]; &quot;&quot;&quot;, &quot;&quot;timeLimit&quot;&quot;: &quot;; [.D16]; &quot;, &quot;&quot;hasGobbos&quot;&quot;: &quot;; [.F16]; &quot;, &quot;&quot;difficultyBonus&quot;&quot;: &quot;; [.G16]; &quot; },&quot;; IF([.E16] = 0; &quot;//time limit needs testing&quot;; &quot;&quot;))" office:value-type="string" office:string-value="&quot;2-S1&quot;: { &quot;id&quot;: 0xe, &quot;name&quot;: &quot;Clouds of Ice&quot;, &quot;timeLimit&quot;: 83, &quot;hasGobbos&quot;: 0, &quot;difficultyBonus&quot;: 0 }," calcext:value-type="string">
            <text:p>"2-S1": { "id": 0xe, "name": "Clouds of Ice", "timeLimit": 83, "hasGobbos": 0, "difficultyBonus": 0 },</text:p>
          </table:table-cell>
          <table:table-cell table:formula="of:=COM.MICROSOFT.CONCAT([.B16]; &quot;: &quot;; &quot;&quot;&quot;&quot;; [.A16]; &quot; - &quot;; [.C16]; &quot;&quot;&quot;,&quot;)" office:value-type="string" office:string-value="0xe: &quot;2-S1 - Clouds of Ice&quot;," calcext:value-type="string">
            <text:p>0xe: "2-S1 - Clouds of Ice",</text:p>
          </table:table-cell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I Snow Him So Well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7];&quot;&quot;&quot;: { &quot;&quot;id&quot;&quot;: &quot;; [.B17]; &quot;, &quot;&quot;name&quot;&quot;: &quot;&quot;&quot;; [.C17]; &quot;&quot;&quot;, &quot;&quot;timeLimit&quot;&quot;: &quot;; [.D17]; &quot;, &quot;&quot;hasGobbos&quot;&quot;: &quot;; [.F17]; &quot;, &quot;&quot;difficultyBonus&quot;&quot;: &quot;; [.G17]; &quot; },&quot;; IF([.E17] = 0; &quot;//time limit needs testing&quot;; &quot;&quot;))" office:value-type="string" office:string-value="&quot;2-4&quot;: { &quot;id&quot;: 0xf, &quot;name&quot;: &quot;I Snow Him So Well&quot;, &quot;timeLimit&quot;: 122, &quot;hasGobbos&quot;: 1, &quot;difficultyBonus&quot;: 0 }," calcext:value-type="string">
            <text:p>"2-4": { "id": 0xf, "name": "I Snow Him So Well", "timeLimit": 122, "hasGobbos": 1, "difficultyBonus": 0 },</text:p>
          </table:table-cell>
          <table:table-cell table:formula="of:=COM.MICROSOFT.CONCAT([.B17]; &quot;: &quot;; &quot;&quot;&quot;&quot;; [.A17]; &quot; - &quot;; [.C17]; &quot;&quot;&quot;,&quot;)" office:value-type="string" office:string-value="0xf: &quot;2-4 - I Snow Him So Well&quot;," calcext:value-type="string">
            <text:p>0xf: "2-4 - I Snow Him So Well",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Say No Snow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8];&quot;&quot;&quot;: { &quot;&quot;id&quot;&quot;: &quot;; [.B18]; &quot;, &quot;&quot;name&quot;&quot;: &quot;&quot;&quot;; [.C18]; &quot;&quot;&quot;, &quot;&quot;timeLimit&quot;&quot;: &quot;; [.D18]; &quot;, &quot;&quot;hasGobbos&quot;&quot;: &quot;; [.F18]; &quot;, &quot;&quot;difficultyBonus&quot;&quot;: &quot;; [.G18]; &quot; },&quot;; IF([.E18] = 0; &quot;//time limit needs testing&quot;; &quot;&quot;))" office:value-type="string" office:string-value="&quot;2-5&quot;: { &quot;id&quot;: 0x10, &quot;name&quot;: &quot;Say No Snow&quot;, &quot;timeLimit&quot;: 104, &quot;hasGobbos&quot;: 1, &quot;difficultyBonus&quot;: 0 }," calcext:value-type="string">
            <text:p>"2-5": { "id": 0x10, "name": "Say No Snow", "timeLimit": 104, "hasGobbos": 1, "difficultyBonus": 0 },</text:p>
          </table:table-cell>
          <table:table-cell table:formula="of:=COM.MICROSOFT.CONCAT([.B18]; &quot;: &quot;; &quot;&quot;&quot;&quot;; [.A18]; &quot; - &quot;; [.C18]; &quot;&quot;&quot;,&quot;)" office:value-type="string" office:string-value="0x10: &quot;2-5 - Say No Snow&quot;," calcext:value-type="string">
            <text:p>0x10: "2-5 - Say No Snow",</text:p>
          </table:table-cell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License to Chill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9];&quot;&quot;&quot;: { &quot;&quot;id&quot;&quot;: &quot;; [.B19]; &quot;, &quot;&quot;name&quot;&quot;: &quot;&quot;&quot;; [.C19]; &quot;&quot;&quot;, &quot;&quot;timeLimit&quot;&quot;: &quot;; [.D19]; &quot;, &quot;&quot;hasGobbos&quot;&quot;: &quot;; [.F19]; &quot;, &quot;&quot;difficultyBonus&quot;&quot;: &quot;; [.G19]; &quot; },&quot;; IF([.E19] = 0; &quot;//time limit needs testing&quot;; &quot;&quot;))" office:value-type="string" office:string-value="&quot;2-6&quot;: { &quot;id&quot;: 0x11, &quot;name&quot;: &quot;License to Chill&quot;, &quot;timeLimit&quot;: 82, &quot;hasGobbos&quot;: 1, &quot;difficultyBonus&quot;: 0 }," calcext:value-type="string">
            <text:p>"2-6": { "id": 0x11, "name": "License to Chill", "timeLimit": 82, "hasGobbos": 1, "difficultyBonus": 0 },</text:p>
          </table:table-cell>
          <table:table-cell table:formula="of:=COM.MICROSOFT.CONCAT([.B19]; &quot;: &quot;; &quot;&quot;&quot;&quot;; [.A19]; &quot; - &quot;; [.C19]; &quot;&quot;&quot;,&quot;)" office:value-type="string" office:string-value="0x11: &quot;2-6 - License to Chill&quot;," calcext:value-type="string">
            <text:p>0x11: "2-6 - License to Chill",</text:p>
          </table:table-cell>
        </table:table-row>
        <table:table-row table:style-name="ro1">
          <table:table-cell office:value-type="string" calcext:value-type="string">
            <text:p>2-B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Demon Itsy’s Ice Pala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0];&quot;&quot;&quot;: { &quot;&quot;id&quot;&quot;: &quot;; [.B20]; &quot;, &quot;&quot;name&quot;&quot;: &quot;&quot;&quot;; [.C20]; &quot;&quot;&quot;, &quot;&quot;timeLimit&quot;&quot;: &quot;; [.D20]; &quot;, &quot;&quot;hasGobbos&quot;&quot;: &quot;; [.F20]; &quot;, &quot;&quot;difficultyBonus&quot;&quot;: &quot;; [.G20]; &quot; },&quot;; IF([.E20] = 0; &quot;//time limit needs testing&quot;; &quot;&quot;))" office:value-type="string" office:string-value="&quot;2-B2&quot;: { &quot;id&quot;: 0x12, &quot;name&quot;: &quot;Demon Itsy’s Ice Palace&quot;, &quot;timeLimit&quot;: 0, &quot;hasGobbos&quot;: 0, &quot;difficultyBonus&quot;: 0 }," calcext:value-type="string">
            <text:p>"2-B2": { "id": 0x12, "name": "Demon Itsy’s Ice Palace", "timeLimit": 0, "hasGobbos": 0, "difficultyBonus": 0 },</text:p>
          </table:table-cell>
          <table:table-cell table:formula="of:=COM.MICROSOFT.CONCAT([.B20]; &quot;: &quot;; &quot;&quot;&quot;&quot;; [.A20]; &quot; - &quot;; [.C20]; &quot;&quot;&quot;,&quot;)" office:value-type="string" office:string-value="0x12: &quot;2-B2 - Demon Itsy’s Ice Palace&quot;," calcext:value-type="string">
            <text:p>0x12: "2-B2 - Demon Itsy’s Ice Palace",</text:p>
          </table:table-cell>
        </table:table-row>
        <table:table-row table:style-name="ro1">
          <table:table-cell office:value-type="string" calcext:value-type="string">
            <text:p>2-S2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Ice Bridge to Eternity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1];&quot;&quot;&quot;: { &quot;&quot;id&quot;&quot;: &quot;; [.B21]; &quot;, &quot;&quot;name&quot;&quot;: &quot;&quot;&quot;; [.C21]; &quot;&quot;&quot;, &quot;&quot;timeLimit&quot;&quot;: &quot;; [.D21]; &quot;, &quot;&quot;hasGobbos&quot;&quot;: &quot;; [.F21]; &quot;, &quot;&quot;difficultyBonus&quot;&quot;: &quot;; [.G21]; &quot; },&quot;; IF([.E21] = 0; &quot;//time limit needs testing&quot;; &quot;&quot;))" office:value-type="string" office:string-value="&quot;2-S2&quot;: { &quot;id&quot;: 0x13, &quot;name&quot;: &quot;Ice Bridge to Eternity&quot;, &quot;timeLimit&quot;: 91, &quot;hasGobbos&quot;: 0, &quot;difficultyBonus&quot;: 0 }," calcext:value-type="string">
            <text:p>"2-S2": { "id": 0x13, "name": "Ice Bridge to Eternity", "timeLimit": 91, "hasGobbos": 0, "difficultyBonus": 0 },</text:p>
          </table:table-cell>
          <table:table-cell table:formula="of:=COM.MICROSOFT.CONCAT([.B21]; &quot;: &quot;; &quot;&quot;&quot;&quot;; [.A21]; &quot; - &quot;; [.C21]; &quot;&quot;&quot;,&quot;)" office:value-type="string" office:string-value="0x13: &quot;2-S2 - Ice Bridge to Eternity&quot;," calcext:value-type="string">
            <text:p>0x13: "2-S2 - Ice Bridge to Eternity",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Lights, Camel, Action!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2];&quot;&quot;&quot;: { &quot;&quot;id&quot;&quot;: &quot;; [.B22]; &quot;, &quot;&quot;name&quot;&quot;: &quot;&quot;&quot;; [.C22]; &quot;&quot;&quot;, &quot;&quot;timeLimit&quot;&quot;: &quot;; [.D22]; &quot;, &quot;&quot;hasGobbos&quot;&quot;: &quot;; [.F22]; &quot;, &quot;&quot;difficultyBonus&quot;&quot;: &quot;; [.G22]; &quot; },&quot;; IF([.E22] = 0; &quot;//time limit needs testing&quot;; &quot;&quot;))" office:value-type="string" office:string-value="&quot;3-1&quot;: { &quot;id&quot;: 0x14, &quot;name&quot;: &quot;Lights, Camel, Action!&quot;, &quot;timeLimit&quot;: 74, &quot;hasGobbos&quot;: 1, &quot;difficultyBonus&quot;: 0 }," calcext:value-type="string">
            <text:p>"3-1": { "id": 0x14, "name": "Lights, Camel, Action!", "timeLimit": 74, "hasGobbos": 1, "difficultyBonus": 0 },</text:p>
          </table:table-cell>
          <table:table-cell table:formula="of:=COM.MICROSOFT.CONCAT([.B22]; &quot;: &quot;; &quot;&quot;&quot;&quot;; [.A22]; &quot; - &quot;; [.C22]; &quot;&quot;&quot;,&quot;)" office:value-type="string" office:string-value="0x14: &quot;3-1 - Lights, Camel, Action!&quot;," calcext:value-type="string">
            <text:p>0x14: "3-1 - Lights, Camel, Action!",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Mud Pit Mania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3];&quot;&quot;&quot;: { &quot;&quot;id&quot;&quot;: &quot;; [.B23]; &quot;, &quot;&quot;name&quot;&quot;: &quot;&quot;&quot;; [.C23]; &quot;&quot;&quot;, &quot;&quot;timeLimit&quot;&quot;: &quot;; [.D23]; &quot;, &quot;&quot;hasGobbos&quot;&quot;: &quot;; [.F23]; &quot;, &quot;&quot;difficultyBonus&quot;&quot;: &quot;; [.G23]; &quot; },&quot;; IF([.E23] = 0; &quot;//time limit needs testing&quot;; &quot;&quot;))" office:value-type="string" office:string-value="&quot;3-2&quot;: { &quot;id&quot;: 0x15, &quot;name&quot;: &quot;Mud Pit Mania&quot;, &quot;timeLimit&quot;: 108, &quot;hasGobbos&quot;: 1, &quot;difficultyBonus&quot;: 0 }," calcext:value-type="string">
            <text:p>"3-2": { "id": 0x15, "name": "Mud Pit Mania", "timeLimit": 108, "hasGobbos": 1, "difficultyBonus": 0 },</text:p>
          </table:table-cell>
          <table:table-cell table:formula="of:=COM.MICROSOFT.CONCAT([.B23]; &quot;: &quot;; &quot;&quot;&quot;&quot;; [.A23]; &quot; - &quot;; [.C23]; &quot;&quot;&quot;,&quot;)" office:value-type="string" office:string-value="0x15: &quot;3-2 - Mud Pit Mania&quot;," calcext:value-type="string">
            <text:p>0x15: "3-2 - Mud Pit Mania",</text:p>
          </table:table-cell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Goin’ Underground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24];&quot;&quot;&quot;: { &quot;&quot;id&quot;&quot;: &quot;; [.B24]; &quot;, &quot;&quot;name&quot;&quot;: &quot;&quot;&quot;; [.C24]; &quot;&quot;&quot;, &quot;&quot;timeLimit&quot;&quot;: &quot;; [.D24]; &quot;, &quot;&quot;hasGobbos&quot;&quot;: &quot;; [.F24]; &quot;, &quot;&quot;difficultyBonus&quot;&quot;: &quot;; [.G24]; &quot; },&quot;; IF([.E24] = 0; &quot;//time limit needs testing&quot;; &quot;&quot;))" office:value-type="string" office:string-value="&quot;3-3&quot;: { &quot;id&quot;: 0x16, &quot;name&quot;: &quot;Goin’ Underground&quot;, &quot;timeLimit&quot;: 142, &quot;hasGobbos&quot;: 1, &quot;difficultyBonus&quot;: 0 }," calcext:value-type="string">
            <text:p>"3-3": { "id": 0x16, "name": "Goin’ Underground", "timeLimit": 142, "hasGobbos": 1, "difficultyBonus": 0 },</text:p>
          </table:table-cell>
          <table:table-cell table:formula="of:=COM.MICROSOFT.CONCAT([.B24]; &quot;: &quot;; &quot;&quot;&quot;&quot;; [.A24]; &quot; - &quot;; [.C24]; &quot;&quot;&quot;,&quot;)" office:value-type="string" office:string-value="0x16: &quot;3-3 - Goin’ Underground&quot;," calcext:value-type="string">
            <text:p>0x16: "3-3 - Goin’ Underground",</text:p>
          </table:table-cell>
        </table:table-row>
        <table:table-row table:style-name="ro1">
          <table:table-cell office:value-type="string" calcext:value-type="string">
            <text:p>3-B1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The Deadly Tank of Neptu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5];&quot;&quot;&quot;: { &quot;&quot;id&quot;&quot;: &quot;; [.B25]; &quot;, &quot;&quot;name&quot;&quot;: &quot;&quot;&quot;; [.C25]; &quot;&quot;&quot;, &quot;&quot;timeLimit&quot;&quot;: &quot;; [.D25]; &quot;, &quot;&quot;hasGobbos&quot;&quot;: &quot;; [.F25]; &quot;, &quot;&quot;difficultyBonus&quot;&quot;: &quot;; [.G25]; &quot; },&quot;; IF([.E25] = 0; &quot;//time limit needs testing&quot;; &quot;&quot;))" office:value-type="string" office:string-value="&quot;3-B1&quot;: { &quot;id&quot;: 0x17, &quot;name&quot;: &quot;The Deadly Tank of Neptuna&quot;, &quot;timeLimit&quot;: 0, &quot;hasGobbos&quot;: 0, &quot;difficultyBonus&quot;: 0 }," calcext:value-type="string">
            <text:p>"3-B1": { "id": 0x17, "name": "The Deadly Tank of Neptuna", "timeLimit": 0, "hasGobbos": 0, "difficultyBonus": 0 },</text:p>
          </table:table-cell>
          <table:table-cell table:formula="of:=COM.MICROSOFT.CONCAT([.B25]; &quot;: &quot;; &quot;&quot;&quot;&quot;; [.A25]; &quot; - &quot;; [.C25]; &quot;&quot;&quot;,&quot;)" office:value-type="string" office:string-value="0x17: &quot;3-B1 - The Deadly Tank of Neptuna&quot;," calcext:value-type="string">
            <text:p>0x17: "3-B1 - The Deadly Tank of Neptuna",</text:p>
          </table:table-cell>
        </table:table-row>
        <table:table-row table:style-name="ro1">
          <table:table-cell office:value-type="string" calcext:value-type="string">
            <text:p>3-S1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Arabian Heights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6];&quot;&quot;&quot;: { &quot;&quot;id&quot;&quot;: &quot;; [.B26]; &quot;, &quot;&quot;name&quot;&quot;: &quot;&quot;&quot;; [.C26]; &quot;&quot;&quot;, &quot;&quot;timeLimit&quot;&quot;: &quot;; [.D26]; &quot;, &quot;&quot;hasGobbos&quot;&quot;: &quot;; [.F26]; &quot;, &quot;&quot;difficultyBonus&quot;&quot;: &quot;; [.G26]; &quot; },&quot;; IF([.E26] = 0; &quot;//time limit needs testing&quot;; &quot;&quot;))" office:value-type="string" office:string-value="&quot;3-S1&quot;: { &quot;id&quot;: 0x18, &quot;name&quot;: &quot;Arabian Heights&quot;, &quot;timeLimit&quot;: 123, &quot;hasGobbos&quot;: 0, &quot;difficultyBonus&quot;: 1 }," calcext:value-type="string">
            <text:p>"3-S1": { "id": 0x18, "name": "Arabian Heights", "timeLimit": 123, "hasGobbos": 0, "difficultyBonus": 1 },</text:p>
          </table:table-cell>
          <table:table-cell table:formula="of:=COM.MICROSOFT.CONCAT([.B26]; &quot;: &quot;; &quot;&quot;&quot;&quot;; [.A26]; &quot; - &quot;; [.C26]; &quot;&quot;&quot;,&quot;)" office:value-type="string" office:string-value="0x18: &quot;3-S1 - Arabian Heights&quot;," calcext:value-type="string">
            <text:p>0x18: "3-S1 - Arabian Heights",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Sand and Freedom</text:p>
          </table:table-cell>
          <table:table-cell office:value-type="float" office:value="203" calcext:value-type="float">
            <text:p>20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M.MICROSOFT.CONCAT(&quot;&quot;&quot;&quot;;[.A27];&quot;&quot;&quot;: { &quot;&quot;id&quot;&quot;: &quot;; [.B27]; &quot;, &quot;&quot;name&quot;&quot;: &quot;&quot;&quot;; [.C27]; &quot;&quot;&quot;, &quot;&quot;timeLimit&quot;&quot;: &quot;; [.D27]; &quot;, &quot;&quot;hasGobbos&quot;&quot;: &quot;; [.F27]; &quot;, &quot;&quot;difficultyBonus&quot;&quot;: &quot;; [.G27]; &quot; },&quot;; IF([.E27] = 0; &quot;//time limit needs testing&quot;; &quot;&quot;))" office:value-type="string" office:string-value="&quot;3-4&quot;: { &quot;id&quot;: 0x19, &quot;name&quot;: &quot;Sand and Freedom&quot;, &quot;timeLimit&quot;: 203, &quot;hasGobbos&quot;: 1, &quot;difficultyBonus&quot;: 1 }," calcext:value-type="string">
            <text:p>"3-4": { "id": 0x19, "name": "Sand and Freedom", "timeLimit": 203, "hasGobbos": 1, "difficultyBonus": 1 },</text:p>
          </table:table-cell>
          <table:table-cell table:formula="of:=COM.MICROSOFT.CONCAT([.B27]; &quot;: &quot;; &quot;&quot;&quot;&quot;; [.A27]; &quot; - &quot;; [.C27]; &quot;&quot;&quot;,&quot;)" office:value-type="string" office:string-value="0x19: &quot;3-4 - Sand and Freedom&quot;," calcext:value-type="string">
            <text:p>0x19: "3-4 - Sand and Freedom",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Leap of Faith</text:p>
          </table:table-cell>
          <table:table-cell office:value-type="float" office:value="199" calcext:value-type="float">
            <text:p>1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M.MICROSOFT.CONCAT(&quot;&quot;&quot;&quot;;[.A28];&quot;&quot;&quot;: { &quot;&quot;id&quot;&quot;: &quot;; [.B28]; &quot;, &quot;&quot;name&quot;&quot;: &quot;&quot;&quot;; [.C28]; &quot;&quot;&quot;, &quot;&quot;timeLimit&quot;&quot;: &quot;; [.D28]; &quot;, &quot;&quot;hasGobbos&quot;&quot;: &quot;; [.F28]; &quot;, &quot;&quot;difficultyBonus&quot;&quot;: &quot;; [.G28]; &quot; },&quot;; IF([.E28] = 0; &quot;//time limit needs testing&quot;; &quot;&quot;))" office:value-type="string" office:string-value="&quot;3-5&quot;: { &quot;id&quot;: 0x1a, &quot;name&quot;: &quot;Leap of Faith&quot;, &quot;timeLimit&quot;: 199, &quot;hasGobbos&quot;: 1, &quot;difficultyBonus&quot;: 1 }," calcext:value-type="string">
            <text:p>"3-5": { "id": 0x1a, "name": "Leap of Faith", "timeLimit": 199, "hasGobbos": 1, "difficultyBonus": 1 },</text:p>
          </table:table-cell>
          <table:table-cell table:formula="of:=COM.MICROSOFT.CONCAT([.B28]; &quot;: &quot;; &quot;&quot;&quot;&quot;; [.A28]; &quot; - &quot;; [.C28]; &quot;&quot;&quot;,&quot;)" office:value-type="string" office:string-value="0x1a: &quot;3-5 - Leap of Faith&quot;," calcext:value-type="string">
            <text:p>0x1a: "3-5 - Leap of Faith",</text:p>
          </table:table-cell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Life’s a Beach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M.MICROSOFT.CONCAT(&quot;&quot;&quot;&quot;;[.A29];&quot;&quot;&quot;: { &quot;&quot;id&quot;&quot;: &quot;; [.B29]; &quot;, &quot;&quot;name&quot;&quot;: &quot;&quot;&quot;; [.C29]; &quot;&quot;&quot;, &quot;&quot;timeLimit&quot;&quot;: &quot;; [.D29]; &quot;, &quot;&quot;hasGobbos&quot;&quot;: &quot;; [.F29]; &quot;, &quot;&quot;difficultyBonus&quot;&quot;: &quot;; [.G29]; &quot; },&quot;; IF([.E29] = 0; &quot;//time limit needs testing&quot;; &quot;&quot;))" office:value-type="string" office:string-value="&quot;3-6&quot;: { &quot;id&quot;: 0x1b, &quot;name&quot;: &quot;Life’s a Beach&quot;, &quot;timeLimit&quot;: 133, &quot;hasGobbos&quot;: 1, &quot;difficultyBonus&quot;: 1 }," calcext:value-type="string">
            <text:p>"3-6": { "id": 0x1b, "name": "Life’s a Beach", "timeLimit": 133, "hasGobbos": 1, "difficultyBonus": 1 },</text:p>
          </table:table-cell>
          <table:table-cell table:formula="of:=COM.MICROSOFT.CONCAT([.B29]; &quot;: &quot;; &quot;&quot;&quot;&quot;; [.A29]; &quot; - &quot;; [.C29]; &quot;&quot;&quot;,&quot;)" office:value-type="string" office:string-value="0x1b: &quot;3-6 - Life’s a Beach&quot;," calcext:value-type="string">
            <text:p>0x1b: "3-6 - Life’s a Beach",</text:p>
          </table:table-cell>
        </table:table-row>
        <table:table-row table:style-name="ro1">
          <table:table-cell office:value-type="string" calcext:value-type="string">
            <text:p>3-B2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Cactus Jack’s Ra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0];&quot;&quot;&quot;: { &quot;&quot;id&quot;&quot;: &quot;; [.B30]; &quot;, &quot;&quot;name&quot;&quot;: &quot;&quot;&quot;; [.C30]; &quot;&quot;&quot;, &quot;&quot;timeLimit&quot;&quot;: &quot;; [.D30]; &quot;, &quot;&quot;hasGobbos&quot;&quot;: &quot;; [.F30]; &quot;, &quot;&quot;difficultyBonus&quot;&quot;: &quot;; [.G30]; &quot; },&quot;; IF([.E30] = 0; &quot;//time limit needs testing&quot;; &quot;&quot;))" office:value-type="string" office:string-value="&quot;3-B2&quot;: { &quot;id&quot;: 0x1c, &quot;name&quot;: &quot;Cactus Jack’s Ranch&quot;, &quot;timeLimit&quot;: 0, &quot;hasGobbos&quot;: 0, &quot;difficultyBonus&quot;: 0 }," calcext:value-type="string">
            <text:p>"3-B2": { "id": 0x1c, "name": "Cactus Jack’s Ranch", "timeLimit": 0, "hasGobbos": 0, "difficultyBonus": 0 },</text:p>
          </table:table-cell>
          <table:table-cell table:formula="of:=COM.MICROSOFT.CONCAT([.B30]; &quot;: &quot;; &quot;&quot;&quot;&quot;; [.A30]; &quot; - &quot;; [.C30]; &quot;&quot;&quot;,&quot;)" office:value-type="string" office:string-value="0x1c: &quot;3-B2 - Cactus Jack’s Ranch&quot;," calcext:value-type="string">
            <text:p>0x1c: "3-B2 - Cactus Jack’s Ranch",</text:p>
          </table:table-cell>
        </table:table-row>
        <table:table-row table:style-name="ro1">
          <table:table-cell office:value-type="string" calcext:value-type="string">
            <text:p>3-S2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Defeato Burrito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1];&quot;&quot;&quot;: { &quot;&quot;id&quot;&quot;: &quot;; [.B31]; &quot;, &quot;&quot;name&quot;&quot;: &quot;&quot;&quot;; [.C31]; &quot;&quot;&quot;, &quot;&quot;timeLimit&quot;&quot;: &quot;; [.D31]; &quot;, &quot;&quot;hasGobbos&quot;&quot;: &quot;; [.F31]; &quot;, &quot;&quot;difficultyBonus&quot;&quot;: &quot;; [.G31]; &quot; },&quot;; IF([.E31] = 0; &quot;//time limit needs testing&quot;; &quot;&quot;))" office:value-type="string" office:string-value="&quot;3-S2&quot;: { &quot;id&quot;: 0x1d, &quot;name&quot;: &quot;Defeato Burrito&quot;, &quot;timeLimit&quot;: 116, &quot;hasGobbos&quot;: 0, &quot;difficultyBonus&quot;: 0 }," calcext:value-type="string">
            <text:p>"3-S2": { "id": 0x1d, "name": "Defeato Burrito", "timeLimit": 116, "hasGobbos": 0, "difficultyBonus": 0 },</text:p>
          </table:table-cell>
          <table:table-cell table:formula="of:=COM.MICROSOFT.CONCAT([.B31]; &quot;: &quot;; &quot;&quot;&quot;&quot;; [.A31]; &quot; - &quot;; [.C31]; &quot;&quot;&quot;,&quot;)" office:value-type="string" office:string-value="0x1d: &quot;3-S2 - Defeato Burrito&quot;," calcext:value-type="string">
            <text:p>0x1d: "3-S2 - Defeato Burrito",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The Tower of Power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COM.MICROSOFT.CONCAT(&quot;&quot;&quot;&quot;;[.A32];&quot;&quot;&quot;: { &quot;&quot;id&quot;&quot;: &quot;; [.B32]; &quot;, &quot;&quot;name&quot;&quot;: &quot;&quot;&quot;; [.C32]; &quot;&quot;&quot;, &quot;&quot;timeLimit&quot;&quot;: &quot;; [.D32]; &quot;, &quot;&quot;hasGobbos&quot;&quot;: &quot;; [.F32]; &quot;, &quot;&quot;difficultyBonus&quot;&quot;: &quot;; [.G32]; &quot; },&quot;; IF([.E32] = 0; &quot;//time limit needs testing&quot;; &quot;&quot;))" office:value-type="string" office:string-value="&quot;4-1&quot;: { &quot;id&quot;: 0x1e, &quot;name&quot;: &quot;The Tower of Power&quot;, &quot;timeLimit&quot;: 200, &quot;hasGobbos&quot;: 1, &quot;difficultyBonus&quot;: 1 }," calcext:value-type="string">
            <text:p>"4-1": { "id": 0x1e, "name": "The Tower of Power", "timeLimit": 200, "hasGobbos": 1, "difficultyBonus": 1 },</text:p>
          </table:table-cell>
          <table:table-cell table:formula="of:=COM.MICROSOFT.CONCAT([.B32]; &quot;: &quot;; &quot;&quot;&quot;&quot;; [.A32]; &quot; - &quot;; [.C32]; &quot;&quot;&quot;,&quot;)" office:value-type="string" office:string-value="0x1e: &quot;4-1 - The Tower of Power&quot;," calcext:value-type="string">
            <text:p>0x1e: "4-1 - The Tower of Power",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Hassle in the Castle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3];&quot;&quot;&quot;: { &quot;&quot;id&quot;&quot;: &quot;; [.B33]; &quot;, &quot;&quot;name&quot;&quot;: &quot;&quot;&quot;; [.C33]; &quot;&quot;&quot;, &quot;&quot;timeLimit&quot;&quot;: &quot;; [.D33]; &quot;, &quot;&quot;hasGobbos&quot;&quot;: &quot;; [.F33]; &quot;, &quot;&quot;difficultyBonus&quot;&quot;: &quot;; [.G33]; &quot; },&quot;; IF([.E33] = 0; &quot;//time limit needs testing&quot;; &quot;&quot;))" office:value-type="string" office:string-value="&quot;4-2&quot;: { &quot;id&quot;: 0x1f, &quot;name&quot;: &quot;Hassle in the Castle&quot;, &quot;timeLimit&quot;: 153, &quot;hasGobbos&quot;: 1, &quot;difficultyBonus&quot;: 0 }," calcext:value-type="string">
            <text:p>"4-2": { "id": 0x1f, "name": "Hassle in the Castle", "timeLimit": 153, "hasGobbos": 1, "difficultyBonus": 0 },</text:p>
          </table:table-cell>
          <table:table-cell table:formula="of:=COM.MICROSOFT.CONCAT([.B33]; &quot;: &quot;; &quot;&quot;&quot;&quot;; [.A33]; &quot; - &quot;; [.C33]; &quot;&quot;&quot;,&quot;)" office:value-type="string" office:string-value="0x1f: &quot;4-2 - Hassle in the Castle&quot;," calcext:value-type="string">
            <text:p>0x1f: "4-2 - Hassle in the Castle",</text:p>
          </table:table-cell>
        </table:table-row>
        <table:table-row table:style-name="ro1">
          <table:table-cell office:value-type="string" calcext:value-type="string">
            <text:p>4-3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ungeon of Defright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4];&quot;&quot;&quot;: { &quot;&quot;id&quot;&quot;: &quot;; [.B34]; &quot;, &quot;&quot;name&quot;&quot;: &quot;&quot;&quot;; [.C34]; &quot;&quot;&quot;, &quot;&quot;timeLimit&quot;&quot;: &quot;; [.D34]; &quot;, &quot;&quot;hasGobbos&quot;&quot;: &quot;; [.F34]; &quot;, &quot;&quot;difficultyBonus&quot;&quot;: &quot;; [.G34]; &quot; },&quot;; IF([.E34] = 0; &quot;//time limit needs testing&quot;; &quot;&quot;))" office:value-type="string" office:string-value="&quot;4-3&quot;: { &quot;id&quot;: 0x20, &quot;name&quot;: &quot;Dungeon of Defright&quot;, &quot;timeLimit&quot;: 89, &quot;hasGobbos&quot;: 1, &quot;difficultyBonus&quot;: 0 }," calcext:value-type="string">
            <text:p>"4-3": { "id": 0x20, "name": "Dungeon of Defright", "timeLimit": 89, "hasGobbos": 1, "difficultyBonus": 0 },</text:p>
          </table:table-cell>
          <table:table-cell table:formula="of:=COM.MICROSOFT.CONCAT([.B34]; &quot;: &quot;; &quot;&quot;&quot;&quot;; [.A34]; &quot; - &quot;; [.C34]; &quot;&quot;&quot;,&quot;)" office:value-type="string" office:string-value="0x20: &quot;4-3 - Dungeon of Defright&quot;," calcext:value-type="string">
            <text:p>0x20: "4-3 - Dungeon of Defright",</text:p>
          </table:table-cell>
        </table:table-row>
        <table:table-row table:style-name="ro1">
          <table:table-cell office:value-type="string" calcext:value-type="string">
            <text:p>4-B1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Fosley’s Freaky Don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5];&quot;&quot;&quot;: { &quot;&quot;id&quot;&quot;: &quot;; [.B35]; &quot;, &quot;&quot;name&quot;&quot;: &quot;&quot;&quot;; [.C35]; &quot;&quot;&quot;, &quot;&quot;timeLimit&quot;&quot;: &quot;; [.D35]; &quot;, &quot;&quot;hasGobbos&quot;&quot;: &quot;; [.F35]; &quot;, &quot;&quot;difficultyBonus&quot;&quot;: &quot;; [.G35]; &quot; },&quot;; IF([.E35] = 0; &quot;//time limit needs testing&quot;; &quot;&quot;))" office:value-type="string" office:string-value="&quot;4-B1&quot;: { &quot;id&quot;: 0x21, &quot;name&quot;: &quot;Fosley’s Freaky Donut&quot;, &quot;timeLimit&quot;: 0, &quot;hasGobbos&quot;: 0, &quot;difficultyBonus&quot;: 0 }," calcext:value-type="string">
            <text:p>"4-B1": { "id": 0x21, "name": "Fosley’s Freaky Donut", "timeLimit": 0, "hasGobbos": 0, "difficultyBonus": 0 },</text:p>
          </table:table-cell>
          <table:table-cell table:formula="of:=COM.MICROSOFT.CONCAT([.B35]; &quot;: &quot;; &quot;&quot;&quot;&quot;; [.A35]; &quot; - &quot;; [.C35]; &quot;&quot;&quot;,&quot;)" office:value-type="string" office:string-value="0x21: &quot;4-B1 - Fosley’s Freaky Donut&quot;," calcext:value-type="string">
            <text:p>0x21: "4-B1 - Fosley’s Freaky Donut",</text:p>
          </table:table-cell>
        </table:table-row>
        <table:table-row table:style-name="ro1">
          <table:table-cell office:value-type="string" calcext:value-type="string">
            <text:p>4-S1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mash and See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6];&quot;&quot;&quot;: { &quot;&quot;id&quot;&quot;: &quot;; [.B36]; &quot;, &quot;&quot;name&quot;&quot;: &quot;&quot;&quot;; [.C36]; &quot;&quot;&quot;, &quot;&quot;timeLimit&quot;&quot;: &quot;; [.D36]; &quot;, &quot;&quot;hasGobbos&quot;&quot;: &quot;; [.F36]; &quot;, &quot;&quot;difficultyBonus&quot;&quot;: &quot;; [.G36]; &quot; },&quot;; IF([.E36] = 0; &quot;//time limit needs testing&quot;; &quot;&quot;))" office:value-type="string" office:string-value="&quot;4-S1&quot;: { &quot;id&quot;: 0x22, &quot;name&quot;: &quot;Smash and See&quot;, &quot;timeLimit&quot;: 175, &quot;hasGobbos&quot;: 0, &quot;difficultyBonus&quot;: 0 }," calcext:value-type="string">
            <text:p>"4-S1": { "id": 0x22, "name": "Smash and See", "timeLimit": 175, "hasGobbos": 0, "difficultyBonus": 0 },</text:p>
          </table:table-cell>
          <table:table-cell table:formula="of:=COM.MICROSOFT.CONCAT([.B36]; &quot;: &quot;; &quot;&quot;&quot;&quot;; [.A36]; &quot; - &quot;; [.C36]; &quot;&quot;&quot;,&quot;)" office:value-type="string" office:string-value="0x22: &quot;4-S1 - Smash and See&quot;," calcext:value-type="string">
            <text:p>0x22: "4-S1 - Smash and See",</text:p>
          </table:table-cell>
        </table:table-row>
        <table:table-row table:style-name="ro1">
          <table:table-cell office:value-type="string" calcext:value-type="string">
            <text:p>4-4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Ballistic Meg’s Fairway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7];&quot;&quot;&quot;: { &quot;&quot;id&quot;&quot;: &quot;; [.B37]; &quot;, &quot;&quot;name&quot;&quot;: &quot;&quot;&quot;; [.C37]; &quot;&quot;&quot;, &quot;&quot;timeLimit&quot;&quot;: &quot;; [.D37]; &quot;, &quot;&quot;hasGobbos&quot;&quot;: &quot;; [.F37]; &quot;, &quot;&quot;difficultyBonus&quot;&quot;: &quot;; [.G37]; &quot; },&quot;; IF([.E37] = 0; &quot;//time limit needs testing&quot;; &quot;&quot;))" office:value-type="string" office:string-value="&quot;4-4&quot;: { &quot;id&quot;: 0x23, &quot;name&quot;: &quot;Ballistic Meg’s Fairway&quot;, &quot;timeLimit&quot;: 178, &quot;hasGobbos&quot;: 1, &quot;difficultyBonus&quot;: 0 }," calcext:value-type="string">
            <text:p>"4-4": { "id": 0x23, "name": "Ballistic Meg’s Fairway", "timeLimit": 178, "hasGobbos": 1, "difficultyBonus": 0 },</text:p>
          </table:table-cell>
          <table:table-cell table:formula="of:=COM.MICROSOFT.CONCAT([.B37]; &quot;: &quot;; &quot;&quot;&quot;&quot;; [.A37]; &quot; - &quot;; [.C37]; &quot;&quot;&quot;,&quot;)" office:value-type="string" office:string-value="0x23: &quot;4-4 - Ballistic Meg’s Fairway&quot;," calcext:value-type="string">
            <text:p>0x23: "4-4 - Ballistic Meg’s Fairway",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Swipe Swiftly’s Wicked Rid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8];&quot;&quot;&quot;: { &quot;&quot;id&quot;&quot;: &quot;; [.B38]; &quot;, &quot;&quot;name&quot;&quot;: &quot;&quot;&quot;; [.C38]; &quot;&quot;&quot;, &quot;&quot;timeLimit&quot;&quot;: &quot;; [.D38]; &quot;, &quot;&quot;hasGobbos&quot;&quot;: &quot;; [.F38]; &quot;, &quot;&quot;difficultyBonus&quot;&quot;: &quot;; [.G38]; &quot; },&quot;; IF([.E38] = 0; &quot;//time limit needs testing&quot;; &quot;&quot;))" office:value-type="string" office:string-value="&quot;4-5&quot;: { &quot;id&quot;: 0x24, &quot;name&quot;: &quot;Swipe Swiftly’s Wicked Ride&quot;, &quot;timeLimit&quot;: 180, &quot;hasGobbos&quot;: 1, &quot;difficultyBonus&quot;: 0 }," calcext:value-type="string">
            <text:p>"4-5": { "id": 0x24, "name": "Swipe Swiftly’s Wicked Ride", "timeLimit": 180, "hasGobbos": 1, "difficultyBonus": 0 },</text:p>
          </table:table-cell>
          <table:table-cell table:formula="of:=COM.MICROSOFT.CONCAT([.B38]; &quot;: &quot;; &quot;&quot;&quot;&quot;; [.A38]; &quot; - &quot;; [.C38]; &quot;&quot;&quot;,&quot;)" office:value-type="string" office:string-value="0x24: &quot;4-5 - Swipe Swiftly’s Wicked Ride&quot;," calcext:value-type="string">
            <text:p>0x24: "4-5 - Swipe Swiftly’s Wicked Ride",</text:p>
          </table:table-cell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Panic at Platform Pete’s Lair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39];&quot;&quot;&quot;: { &quot;&quot;id&quot;&quot;: &quot;; [.B39]; &quot;, &quot;&quot;name&quot;&quot;: &quot;&quot;&quot;; [.C39]; &quot;&quot;&quot;, &quot;&quot;timeLimit&quot;&quot;: &quot;; [.D39]; &quot;, &quot;&quot;hasGobbos&quot;&quot;: &quot;; [.F39]; &quot;, &quot;&quot;difficultyBonus&quot;&quot;: &quot;; [.G39]; &quot; },&quot;; IF([.E39] = 0; &quot;//time limit needs testing&quot;; &quot;&quot;))" office:value-type="string" office:string-value="&quot;4-6&quot;: { &quot;id&quot;: 0x25, &quot;name&quot;: &quot;Panic at Platform Pete’s Lair&quot;, &quot;timeLimit&quot;: 214, &quot;hasGobbos&quot;: 1, &quot;difficultyBonus&quot;: 0 }," calcext:value-type="string">
            <text:p>"4-6": { "id": 0x25, "name": "Panic at Platform Pete’s Lair", "timeLimit": 214, "hasGobbos": 1, "difficultyBonus": 0 },</text:p>
          </table:table-cell>
          <table:table-cell table:formula="of:=COM.MICROSOFT.CONCAT([.B39]; &quot;: &quot;; &quot;&quot;&quot;&quot;; [.A39]; &quot; - &quot;; [.C39]; &quot;&quot;&quot;,&quot;)" office:value-type="string" office:string-value="0x25: &quot;4-6 - Panic at Platform Pete’s Lair&quot;," calcext:value-type="string">
            <text:p>0x25: "4-6 - Panic at Platform Pete’s Lair",</text:p>
          </table:table-cell>
        </table:table-row>
        <table:table-row table:style-name="ro1">
          <table:table-cell office:value-type="string" calcext:value-type="string">
            <text:p>4-B2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Baron Dante’s Funky Infer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0];&quot;&quot;&quot;: { &quot;&quot;id&quot;&quot;: &quot;; [.B40]; &quot;, &quot;&quot;name&quot;&quot;: &quot;&quot;&quot;; [.C40]; &quot;&quot;&quot;, &quot;&quot;timeLimit&quot;&quot;: &quot;; [.D40]; &quot;, &quot;&quot;hasGobbos&quot;&quot;: &quot;; [.F40]; &quot;, &quot;&quot;difficultyBonus&quot;&quot;: &quot;; [.G40]; &quot; },&quot;; IF([.E40] = 0; &quot;//time limit needs testing&quot;; &quot;&quot;))" office:value-type="string" office:string-value="&quot;4-B2&quot;: { &quot;id&quot;: 0x26, &quot;name&quot;: &quot;Baron Dante’s Funky Inferno&quot;, &quot;timeLimit&quot;: 0, &quot;hasGobbos&quot;: 0, &quot;difficultyBonus&quot;: 0 }," calcext:value-type="string">
            <text:p>"4-B2": { "id": 0x26, "name": "Baron Dante’s Funky Inferno", "timeLimit": 0, "hasGobbos": 0, "difficultyBonus": 0 },</text:p>
          </table:table-cell>
          <table:table-cell table:formula="of:=COM.MICROSOFT.CONCAT([.B40]; &quot;: &quot;; &quot;&quot;&quot;&quot;; [.A40]; &quot; - &quot;; [.C40]; &quot;&quot;&quot;,&quot;)" office:value-type="string" office:string-value="0x26: &quot;4-B2 - Baron Dante’s Funky Inferno&quot;," calcext:value-type="string">
            <text:p>0x26: "4-B2 - Baron Dante’s Funky Inferno",</text:p>
          </table:table-cell>
        </table:table-row>
        <table:table-row table:style-name="ro1">
          <table:table-cell office:value-type="string" calcext:value-type="string">
            <text:p>4-S2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Jailhouse Croc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1];&quot;&quot;&quot;: { &quot;&quot;id&quot;&quot;: &quot;; [.B41]; &quot;, &quot;&quot;name&quot;&quot;: &quot;&quot;&quot;; [.C41]; &quot;&quot;&quot;, &quot;&quot;timeLimit&quot;&quot;: &quot;; [.D41]; &quot;, &quot;&quot;hasGobbos&quot;&quot;: &quot;; [.F41]; &quot;, &quot;&quot;difficultyBonus&quot;&quot;: &quot;; [.G41]; &quot; },&quot;; IF([.E41] = 0; &quot;//time limit needs testing&quot;; &quot;&quot;))" office:value-type="string" office:string-value="&quot;4-S2&quot;: { &quot;id&quot;: 0x27, &quot;name&quot;: &quot;Jailhouse Croc&quot;, &quot;timeLimit&quot;: 98, &quot;hasGobbos&quot;: 0, &quot;difficultyBonus&quot;: 0 }," calcext:value-type="string">
            <text:p>"4-S2": { "id": 0x27, "name": "Jailhouse Croc", "timeLimit": 98, "hasGobbos": 0, "difficultyBonus": 0 },</text:p>
          </table:table-cell>
          <table:table-cell table:formula="of:=COM.MICROSOFT.CONCAT([.B41]; &quot;: &quot;; &quot;&quot;&quot;&quot;; [.A41]; &quot; - &quot;; [.C41]; &quot;&quot;&quot;,&quot;)" office:value-type="string" office:string-value="0x27: &quot;4-S2 - Jailhouse Croc&quot;," calcext:value-type="string">
            <text:p>0x27: "4-S2 - Jailhouse Croc",</text:p>
          </table:table-cell>
        </table:table-row>
        <table:table-row table:style-name="ro1">
          <table:table-cell office:value-type="string" calcext:value-type="string">
            <text:p>5-1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And So the Adventure Returns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42];&quot;&quot;&quot;: { &quot;&quot;id&quot;&quot;: &quot;; [.B42]; &quot;, &quot;&quot;name&quot;&quot;: &quot;&quot;&quot;; [.C42]; &quot;&quot;&quot;, &quot;&quot;timeLimit&quot;&quot;: &quot;; [.D42]; &quot;, &quot;&quot;hasGobbos&quot;&quot;: &quot;; [.F42]; &quot;, &quot;&quot;difficultyBonus&quot;&quot;: &quot;; [.G42]; &quot; },&quot;; IF([.E42] = 0; &quot;//time limit needs testing&quot;; &quot;&quot;))" office:value-type="string" office:string-value="&quot;5-1&quot;: { &quot;id&quot;: 0x28, &quot;name&quot;: &quot;And So the Adventure Returns&quot;, &quot;timeLimit&quot;: 118, &quot;hasGobbos&quot;: 0, &quot;difficultyBonus&quot;: 1 }," calcext:value-type="string">
            <text:p>"5-1": { "id": 0x28, "name": "And So the Adventure Returns", "timeLimit": 118, "hasGobbos": 0, "difficultyBonus": 1 },</text:p>
          </table:table-cell>
          <table:table-cell table:formula="of:=COM.MICROSOFT.CONCAT([.B42]; &quot;: &quot;; &quot;&quot;&quot;&quot;; [.A42]; &quot; - &quot;; [.C42]; &quot;&quot;&quot;,&quot;)" office:value-type="string" office:string-value="0x28: &quot;5-1 - And So the Adventure Returns&quot;," calcext:value-type="string">
            <text:p>0x28: "5-1 - And So the Adventure Returns",</text:p>
          </table:table-cell>
        </table:table-row>
        <table:table-row table:style-name="ro1">
          <table:table-cell office:value-type="string" calcext:value-type="string">
            <text:p>5-2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Diet Brrrrr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43];&quot;&quot;&quot;: { &quot;&quot;id&quot;&quot;: &quot;; [.B43]; &quot;, &quot;&quot;name&quot;&quot;: &quot;&quot;&quot;; [.C43]; &quot;&quot;&quot;, &quot;&quot;timeLimit&quot;&quot;: &quot;; [.D43]; &quot;, &quot;&quot;hasGobbos&quot;&quot;: &quot;; [.F43]; &quot;, &quot;&quot;difficultyBonus&quot;&quot;: &quot;; [.G43]; &quot; },&quot;; IF([.E43] = 0; &quot;//time limit needs testing&quot;; &quot;&quot;))" office:value-type="string" office:string-value="&quot;5-2&quot;: { &quot;id&quot;: 0x29, &quot;name&quot;: &quot;Diet Brrrrr&quot;, &quot;timeLimit&quot;: 126, &quot;hasGobbos&quot;: 0, &quot;difficultyBonus&quot;: 1 }," calcext:value-type="string">
            <text:p>"5-2": { "id": 0x29, "name": "Diet Brrrrr", "timeLimit": 126, "hasGobbos": 0, "difficultyBonus": 1 },</text:p>
          </table:table-cell>
          <table:table-cell table:formula="of:=COM.MICROSOFT.CONCAT([.B43]; &quot;: &quot;; &quot;&quot;&quot;&quot;; [.A43]; &quot; - &quot;; [.C43]; &quot;&quot;&quot;,&quot;)" office:value-type="string" office:string-value="0x29: &quot;5-2 - Diet Brrrrr&quot;," calcext:value-type="string">
            <text:p>0x29: "5-2 - Diet Brrrrr",</text:p>
          </table:table-cell>
        </table:table-row>
        <table:table-row table:style-name="ro1">
          <table:table-cell office:value-type="string" calcext:value-type="string">
            <text:p>5-3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Trial on the Nile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M.MICROSOFT.CONCAT(&quot;&quot;&quot;&quot;;[.A44];&quot;&quot;&quot;: { &quot;&quot;id&quot;&quot;: &quot;; [.B44]; &quot;, &quot;&quot;name&quot;&quot;: &quot;&quot;&quot;; [.C44]; &quot;&quot;&quot;, &quot;&quot;timeLimit&quot;&quot;: &quot;; [.D44]; &quot;, &quot;&quot;hasGobbos&quot;&quot;: &quot;; [.F44]; &quot;, &quot;&quot;difficultyBonus&quot;&quot;: &quot;; [.G44]; &quot; },&quot;; IF([.E44] = 0; &quot;//time limit needs testing&quot;; &quot;&quot;))" office:value-type="string" office:string-value="&quot;5-3&quot;: { &quot;id&quot;: 0x2a, &quot;name&quot;: &quot;Trial on the Nile&quot;, &quot;timeLimit&quot;: 163, &quot;hasGobbos&quot;: 0, &quot;difficultyBonus&quot;: 2 }," calcext:value-type="string">
            <text:p>"5-3": { "id": 0x2a, "name": "Trial on the Nile", "timeLimit": 163, "hasGobbos": 0, "difficultyBonus": 2 },</text:p>
          </table:table-cell>
          <table:table-cell table:formula="of:=COM.MICROSOFT.CONCAT([.B44]; &quot;: &quot;; &quot;&quot;&quot;&quot;; [.A44]; &quot; - &quot;; [.C44]; &quot;&quot;&quot;,&quot;)" office:value-type="string" office:string-value="0x2a: &quot;5-3 - Trial on the Nile&quot;," calcext:value-type="string">
            <text:p>0x2a: "5-3 - Trial on the Nile",</text:p>
          </table:table-cell>
        </table:table-row>
        <table:table-row table:style-name="ro1">
          <table:table-cell office:value-type="string" calcext:value-type="string">
            <text:p>5-4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Crox Interactive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5];&quot;&quot;&quot;: { &quot;&quot;id&quot;&quot;: &quot;; [.B45]; &quot;, &quot;&quot;name&quot;&quot;: &quot;&quot;&quot;; [.C45]; &quot;&quot;&quot;, &quot;&quot;timeLimit&quot;&quot;: &quot;; [.D45]; &quot;, &quot;&quot;hasGobbos&quot;&quot;: &quot;; [.F45]; &quot;, &quot;&quot;difficultyBonus&quot;&quot;: &quot;; [.G45]; &quot; },&quot;; IF([.E45] = 0; &quot;//time limit needs testing&quot;; &quot;&quot;))" office:value-type="string" office:string-value="&quot;5-4&quot;: { &quot;id&quot;: 0x2b, &quot;name&quot;: &quot;Crox Interactive&quot;, &quot;timeLimit&quot;: 119, &quot;hasGobbos&quot;: 0, &quot;difficultyBonus&quot;: 0 }," calcext:value-type="string">
            <text:p>"5-4": { "id": 0x2b, "name": "Crox Interactive", "timeLimit": 119, "hasGobbos": 0, "difficultyBonus": 0 },</text:p>
          </table:table-cell>
          <table:table-cell table:formula="of:=COM.MICROSOFT.CONCAT([.B45]; &quot;: &quot;; &quot;&quot;&quot;&quot;; [.A45]; &quot; - &quot;; [.C45]; &quot;&quot;&quot;,&quot;)" office:value-type="string" office:string-value="0x2b: &quot;5-4 - Crox Interactive&quot;," calcext:value-type="string">
            <text:p>0x2b: "5-4 - Crox Interactive",</text:p>
          </table:table-cell>
        </table:table-row>
        <table:table-row table:style-name="ro1">
          <table:table-cell office:value-type="string" calcext:value-type="string">
            <text:p>5-B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Secret Sentin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6];&quot;&quot;&quot;: { &quot;&quot;id&quot;&quot;: &quot;; [.B46]; &quot;, &quot;&quot;name&quot;&quot;: &quot;&quot;&quot;; [.C46]; &quot;&quot;&quot;, &quot;&quot;timeLimit&quot;&quot;: &quot;; [.D46]; &quot;, &quot;&quot;hasGobbos&quot;&quot;: &quot;; [.F46]; &quot;, &quot;&quot;difficultyBonus&quot;&quot;: &quot;; [.G46]; &quot; },&quot;; IF([.E46] = 0; &quot;//time limit needs testing&quot;; &quot;&quot;))" office:value-type="string" office:string-value="&quot;5-B&quot;: { &quot;id&quot;: 0x2c, &quot;name&quot;: &quot;Secret Sentinel&quot;, &quot;timeLimit&quot;: 0, &quot;hasGobbos&quot;: 0, &quot;difficultyBonus&quot;: 0 }," calcext:value-type="string">
            <text:p>"5-B": { "id": 0x2c, "name": "Secret Sentinel", "timeLimit": 0, "hasGobbos": 0, "difficultyBonus": 0 },</text:p>
          </table:table-cell>
          <table:table-cell table:formula="of:=COM.MICROSOFT.CONCAT([.B46]; &quot;: &quot;; &quot;&quot;&quot;&quot;; [.A46]; &quot; - &quot;; [.C46]; &quot;&quot;&quot;,&quot;)" office:value-type="string" office:string-value="0x2c: &quot;5-B - Secret Sentinel&quot;," calcext:value-type="string">
            <text:p>0x2c: "5-B - Secret Sentinel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00:03:17.0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4:41:15.161000000</meta:creation-date>
    <dc:date>2020-03-27T00:11:59.811000000</dc:date>
    <meta:editing-duration>P1DT4H39M28S</meta:editing-duration>
    <meta:editing-cycles>54</meta:editing-cycles>
    <meta:generator>LibreOffice/6.3.4.2$Windows_X86_64 LibreOffice_project/60da17e045e08f1793c57c00ba83cdfce946d0aa</meta:generator>
    <meta:document-statistic meta:table-count="1" meta:cell-count="414" meta:object-count="0"/>
  </office:meta>
</office:document-meta>
</file>